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Contact Information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+1 (250) 891-5446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Definition and Motivation</text:p>
              </text:list-item>
              <text:list-item>
                <text:p>Spin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Review Stalls</text:p>
          </draw:text-box>
        </draw:frame>
        <draw:frame presentation:style-name="pr2" draw:layer="layout" svg:width="25.199cm" svg:height="12.178cm" svg:x="1.4cm" svg:y="6.3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 text:style-name="P1">- Review: wing drop stalls entry and recovery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Definition and Motiv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 Entry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7.609cm" svg:x="1.4cm" svg:y="12.711cm" presentation:class="outline" presentation:user-transformed="true">
          <draw:text-box>
            <text:list text:style-name="L2">
              <text:list-item>
                <text:p>Reduce <text:span text:style-name="T1">power</text:span> to low power setting (1500 RPM)</text:p>
              </text:list-item>
              <text:list-item>
                <text:p>Apply <text:span text:style-name="T1">elevator </text:span><text:span text:style-name="T2">back-pressure</text:span> to <text:span text:style-name="T1">increase </text:span><text:span text:style-name="T2">nose-up attitude</text:span> controlling <text:span text:style-name="T1">yaw</text:span> with <text:span text:style-name="T2">rudder</text:span> maintaining <text:span text:style-name="T2">altitude</text:span></text:p>
              </text:list-item>
              <text:list-item>
                <text:p><text:span text:style-name="T3">During the </text:span><text:span text:style-name="T4">imminent stall</text:span><text:span text:style-name="T3"> apply and </text:span><text:span text:style-name="T2">hold full elevator back-pressure</text:span><text:span text:style-name="T3"> and </text:span><text:span text:style-name="T2">full left-rudd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Spin Recovery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7.609cm" svg:x="1.4cm" svg:y="12.711cm" presentation:class="outline" presentation:user-transformed="true">
          <draw:text-box>
            <text:list text:style-name="L2">
              <text:list-item>
                <text:p>Reduce <text:span text:style-name="T2">power</text:span> to<text:span text:style-name="T5"> </text:span><text:span text:style-name="T2">idle</text:span></text:p>
              </text:list-item>
              <text:list-item>
                <text:p><text:span text:style-name="T2">Release elevator back-pressure</text:span> and apply <text:span text:style-name="T2">full opposite rudder</text:span> (opposite spin direction)</text:p>
              </text:list-item>
              <text:list-item>
                <text:p><text:span text:style-name="T2">Ease</text:span><text:span text:style-name="T4"> </text:span><text:span text:style-name="T2">out</text:span><text:span text:style-name="T4"> of dive</text:span> and increase <text:span text:style-name="T1">power</text:span> to regain <text:span text:style-name="T1">altitude</text:span></text:p>
              </text:list-item>
              <text:list-item>
                <text:p>Establish <text:span text:style-name="T1">cruise attitude</text:span>, set <text:span text:style-name="T1">cruise power</text:span> and <text:span text:style-name="T1">tri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cipient versus Fully Developed Spin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5.808cm" svg:x="1.4cm" svg:y="12.71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1" draw:layer="layout" svg:width="25.199cm" svg:height="3.506cm" svg:x="1.4cm" svg:y="2.54cm" presentation:class="title">
          <draw:text-box>
            <text:p>Instruments</text:p>
          </draw:text-box>
        </draw:frame>
        <draw:frame presentation:style-name="pr6" draw:layer="layout" svg:width="12.297cm" svg:height="5.808cm" svg:x="1.4cm" svg:y="6.35cm" presentation:class="outline" presentation:placeholder="true">
          <draw:text-box/>
        </draw:frame>
        <draw:frame presentation:style-name="pr6" draw:layer="layout" svg:width="12.297cm" svg:height="5.808cm" svg:x="14.313cm" svg:y="6.35cm" presentation:class="outline" presentation:placeholder="true">
          <draw:text-box/>
        </draw:frame>
        <draw:frame presentation:style-name="pr6" draw:layer="layout" svg:width="25.199cm" svg:height="5.808cm" svg:x="1.4cm" svg:y="12.711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>
            <draw:text-box>
              <text:p>- Instruments for recovery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2.54cm" presentation:class="title">
          <draw:text-box>
            <text:p>Safety Considerations</text:p>
          </draw:text-box>
        </draw:frame>
        <draw:frame presentation:style-name="pr2" draw:layer="layout" svg:width="25.199cm" svg:height="12.178cm" svg:x="1.4cm" svg:y="6.35cm" presentation:class="outline">
          <draw:text-box>
            <text:list text:style-name="L2">
              <text:list-item>
                <text:p>High <text:span text:style-name="T1">nose-up</text:span> / <text:span text:style-name="T1">nose-down</text:span> attitude maneuver</text:p>
              </text:list-item>
              <text:list-item>
                <text:p><text:span text:style-name="T1">HASEL</text:span>, <text:span text:style-name="T1">lookout</text:span> ahead and below</text:p>
              </text:list-item>
              <text:list-item>
                <text:p><text:span text:style-name="T1">Utility category</text:span> is <text:span text:style-name="T1">requir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9cm" svg:height="12.178cm" svg:x="1.4cm" svg:y="6.3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9cm" svg:height="12.178cm" svg:x="1.4cm" svg:y="6.35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2.54cm" presentation:class="title" presentation:placeholder="true">
        <draw:text-box/>
      </draw:frame>
      <draw:frame presentation:style-name="Default-outline1" draw:layer="backgroundobjects" svg:width="25.199cm" svg:height="12.178cm" svg:x="1.4cm" svg:y="6.3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9cm" svg:height="2.01cm" svg:x="0.509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2-05T09:18:29.031795451</dc:date>
    <meta:editing-duration>P2DT9H31M14S</meta:editing-duration>
    <meta:editing-cycles>756</meta:editing-cycles>
    <meta:generator>LibreOffice/4.2.7.2$Linux_x86 LibreOffice_project/420m0$Build-2</meta:generator>
    <meta:document-statistic meta:object-count="74"/>
  </office:meta>
</office:document-meta>
</file>